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fo:font-size="16pt" officeooo:paragraph-rsid="001fb3dd" style:font-size-asian="14pt" style:font-size-complex="16pt"/>
    </style:style>
    <style:style style:name="P2" style:family="paragraph" style:parent-style-name="Preformatted_20_Text">
      <style:text-properties fo:font-size="10pt" officeooo:paragraph-rsid="001fb3dd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404 hw06</text:p>
      <text:p text:style-name="P1"/>
      <text:p text:style-name="P1">Yinuo Li</text:p>
      <text:p text:style-name="P1"/>
      <text:p text:style-name="P2">PUID 00257734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2T22:49:15</dc:date>
    <dc:creator>Yinuo Li</dc:creator>
    <meta:generator>LibreOffice/4.0.4.2$Linux_X86_64 LibreOffice_project/400m0$Build-2</meta:generator>
    <meta:editing-duration>P0D</meta:editing-duration>
    <meta:editing-cycles>3</meta:editing-cycles>
    <meta:document-statistic meta:table-count="0" meta:image-count="0" meta:object-count="0" meta:page-count="1" meta:paragraph-count="3" meta:word-count="6" meta:character-count="34" meta:non-whitespace-character-count="31"/>
  </office:meta>
</office:document-meta>
</file>